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7.4375in" fo:margin-left="-0.3396in" table:align="left"/>
    </style:style>
    <style:style style:name="Table1.A" style:family="table-column">
      <style:table-column-properties style:column-width="7.4375in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1fa7e8" officeooo:paragraph-rsid="001fa7e8"/>
    </style:style>
    <style:style style:name="P2" style:family="paragraph" style:parent-style-name="Subtitle">
      <style:text-properties officeooo:rsid="001fa7e8" officeooo:paragraph-rsid="001fa7e8"/>
    </style:style>
    <style:style style:name="P3" style:family="paragraph" style:parent-style-name="Text_20_body">
      <style:text-properties officeooo:rsid="007282ab" officeooo:paragraph-rsid="007282ab"/>
    </style:style>
    <style:style style:name="P4" style:family="paragraph" style:parent-style-name="Text_20_body">
      <style:text-properties officeooo:rsid="007282ab" officeooo:paragraph-rsid="0035b5d4"/>
    </style:style>
    <style:style style:name="P5" style:family="paragraph" style:parent-style-name="Text_20_body">
      <style:paragraph-properties fo:text-align="center" style:justify-single-word="false"/>
      <style:text-properties officeooo:rsid="007282ab" officeooo:paragraph-rsid="007282ab"/>
    </style:style>
    <style:style style:name="P6" style:family="paragraph" style:parent-style-name="Text_20_body" style:list-style-name="L5">
      <style:text-properties officeooo:paragraph-rsid="007282ab"/>
    </style:style>
    <style:style style:name="P7" style:family="paragraph" style:parent-style-name="Text_20_body" style:list-style-name="L5">
      <style:text-properties officeooo:rsid="0072a6e6" officeooo:paragraph-rsid="0072a6e6"/>
    </style:style>
    <style:style style:name="P8" style:family="paragraph" style:parent-style-name="Text_20_body" style:list-style-name="L5">
      <style:text-properties officeooo:rsid="00744c01" officeooo:paragraph-rsid="00744c01"/>
    </style:style>
    <style:style style:name="P9" style:family="paragraph" style:parent-style-name="Text_20_body" style:list-style-name="L5">
      <style:text-properties officeooo:rsid="0075c9ee" officeooo:paragraph-rsid="0075c9ee"/>
    </style:style>
    <style:style style:name="P10" style:family="paragraph" style:parent-style-name="Text_20_body" style:list-style-name="L5">
      <style:text-properties officeooo:rsid="0076f72d" officeooo:paragraph-rsid="0076f72d"/>
    </style:style>
    <style:style style:name="P11" style:family="paragraph" style:parent-style-name="Text_20_body" style:list-style-name="L5">
      <style:text-properties officeooo:rsid="00781a29" officeooo:paragraph-rsid="00781a29"/>
    </style:style>
    <style:style style:name="P12" style:family="paragraph" style:parent-style-name="Text_20_body" style:list-style-name="L5">
      <style:text-properties officeooo:rsid="007a05b0" officeooo:paragraph-rsid="007a05b0"/>
    </style:style>
    <style:style style:name="P13" style:family="paragraph" style:parent-style-name="Text_20_body" style:list-style-name="L5">
      <style:text-properties officeooo:rsid="007b4eac" officeooo:paragraph-rsid="007b4eac"/>
    </style:style>
    <style:style style:name="P14" style:family="paragraph" style:parent-style-name="Text_20_body" style:list-style-name="L5">
      <style:text-properties officeooo:rsid="007d677e" officeooo:paragraph-rsid="007d677e"/>
    </style:style>
    <style:style style:name="P15" style:family="paragraph" style:parent-style-name="Text_20_body" style:list-style-name="L5">
      <style:text-properties officeooo:rsid="0084abaf" officeooo:paragraph-rsid="0084abaf"/>
    </style:style>
    <style:style style:name="P16" style:family="paragraph" style:parent-style-name="Text_20_body">
      <style:text-properties officeooo:rsid="0084abaf" officeooo:paragraph-rsid="0084abaf"/>
    </style:style>
    <style:style style:name="P17" style:family="paragraph" style:parent-style-name="Text_20_body" style:list-style-name="L5">
      <style:text-properties officeooo:rsid="00886be9" officeooo:paragraph-rsid="00886be9"/>
    </style:style>
    <style:style style:name="P18" style:family="paragraph" style:parent-style-name="Text_20_body">
      <style:paragraph-properties fo:text-align="center" style:justify-single-word="false"/>
      <style:text-properties officeooo:rsid="001fa7e8" officeooo:paragraph-rsid="001fa7e8"/>
    </style:style>
    <style:style style:name="P19" style:family="paragraph" style:parent-style-name="Text_20_body">
      <style:paragraph-properties fo:text-align="center" style:justify-single-word="false"/>
      <style:text-properties officeooo:rsid="008a3ee0" officeooo:paragraph-rsid="008a3ee0"/>
    </style:style>
    <style:style style:name="P20" style:family="paragraph" style:parent-style-name="Text_20_body" style:list-style-name="L5">
      <style:paragraph-properties fo:break-before="page"/>
      <style:text-properties officeooo:rsid="0076f72d" officeooo:paragraph-rsid="00781a29"/>
    </style:style>
    <style:style style:name="P21" style:family="paragraph" style:parent-style-name="Table_20_Contents">
      <style:text-properties officeooo:rsid="00886be9" officeooo:paragraph-rsid="00886be9"/>
    </style:style>
    <style:style style:name="P22" style:family="paragraph" style:parent-style-name="Heading_20_2">
      <style:paragraph-properties fo:break-before="page"/>
    </style:style>
    <style:style style:name="T1" style:family="text">
      <style:text-properties officeooo:rsid="007282ab"/>
    </style:style>
    <style:style style:name="T2" style:family="text">
      <style:text-properties officeooo:rsid="0072a6e6"/>
    </style:style>
    <style:style style:name="T3" style:family="text">
      <style:text-properties officeooo:rsid="00744c01"/>
    </style:style>
    <style:style style:name="T4" style:family="text">
      <style:text-properties officeooo:rsid="0075c9ee"/>
    </style:style>
    <style:style style:name="T5" style:family="text">
      <style:text-properties officeooo:rsid="00781a29"/>
    </style:style>
    <style:style style:name="T6" style:family="text">
      <style:text-properties officeooo:rsid="007b4eac"/>
    </style:style>
    <style:style style:name="T7" style:family="text">
      <style:text-properties officeooo:rsid="007d3b0c"/>
    </style:style>
    <style:style style:name="T8" style:family="text">
      <style:text-properties officeooo:rsid="007d677e"/>
    </style:style>
    <style:style style:name="T9" style:family="text">
      <style:text-properties officeooo:rsid="007f5e74"/>
    </style:style>
    <style:style style:name="T10" style:family="text">
      <style:text-properties officeooo:rsid="008611f1"/>
    </style:style>
    <style:style style:name="T11" style:family="text">
      <style:text-properties officeooo:rsid="008a3ee0"/>
    </style:style>
    <style:style style:name="T12" style:family="text">
      <style:text-properties officeooo:rsid="008abcfc"/>
    </style:style>
    <style:style style:name="T13" style:family="text">
      <style:text-properties officeooo:rsid="008c0d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Sujets de mini-projet 2016</text:p>
      <text:p text:style-name="P2">Progammation C++</text:p>
      <text:p text:style-name="P1"/>
      <text:p text:style-name="P1"/>
      <text:p text:style-name="P18">VAYSSADE Jehan-Antoine</text:p>
      <text:p text:style-name="P19"/>
      <text:p text:style-name="P19">Ajouter la gestion de fonctions n'ayant qu'un seul argument</text:p>
      <text:h text:style-name="P22" text:outline-level="2">Description de votre travail et de vos choix de programmation.</text:h>
      <text:p text:style-name="P4"/>
      <text:p text:style-name="P5">(r<text:span text:style-name="T11">é</text:span>capitulatif du TP1)</text:p>
      <text:p text:style-name="P3"/>
      <text:list xml:id="list1536148598579104282" text:style-name="L5">
        <text:list-item>
          <text:p text:style-name="P9">Ma version de base permettait déjà d’avoir les fonction<text:span text:style-name="T11">s</text:span> unaire<text:span text:style-name="T11">s</text:span> puisque le contexte d’appel est identique <text:span text:style-name="T11">à</text:span> la notion d’opérateur, on peut donc ajouter certain<text:span text:style-name="T11">es</text:span> fonctions de cette façon et bénéficier d’optimisation (pas de chargement de Context / Mémoire comme fait plus loin).</text:p>
          <text:p text:style-name="P9"/>
        </text:list-item>
        <text:list-item>
          <text:p text:style-name="P6"><text:span text:style-name="T1">Pour ce faire j’ai simplement ajouté dans le Tokenizer à la détection </text:span>s<text:span text:style-name="T2">i token= [[ :alpha :]]+</text:span></text:p>
          <text:list>
            <text:list-item>
              <text:p text:style-name="P7">si un <text:span text:style-name="T4">opérateur</text:span> unaire existe on push le pointeur (dont sin/cos/...)</text:p>
            </text:list-item>
            <text:list-item>
              <text:p text:style-name="P7">si un <text:span text:style-name="T4">opérateur</text:span> binaire existe on push le pointeur</text:p>
            </text:list-item>
            <text:list-item>
              <text:p text:style-name="P7">si un prototype de fonction existe et que le c<text:span text:style-name="T12">aractère</text:span> suivant est ‘(‘</text:p>
              <text:list>
                <text:list-item>
                  <text:p text:style-name="P7">on push le warpper ExprCall avec le pointeur de la fonction et le block de <text:span text:style-name="T4">parenthèses</text:span> associ<text:span text:style-name="T12">é</text:span></text:p>
                  <text:p text:style-name="P7"/>
                </text:list-item>
              </text:list>
            </text:list-item>
          </text:list>
        </text:list-item>
        <text:list-item>
          <text:p text:style-name="P8">J’ai ajout<text:span text:style-name="T12">é</text:span> la notion de ExprCall pour sto<text:span text:style-name="T12">ck</text:span>er par pointeur/référence et binder la mémoire de la fonction au Context appelant</text:p>
          <text:p text:style-name="P8"/>
        </text:list-item>
        <text:list-item>
          <text:p text:style-name="P7">J’ai ajout<text:span text:style-name="T12">é</text:span> la notion de Mémoire local<text:span text:style-name="T12">e</text:span> et de Context</text:p>
          <text:list>
            <text:list-item>
              <text:p text:style-name="P7">cela permet de binder des <text:span text:style-name="T3">fonctions</text:span> et des variables localement <text:span text:style-name="T12">à</text:span> une fonction l<text:span text:style-name="T12">ors</text:span> de l’appelle <text:span text:style-name="T3">afin de permettre la résolution de nom dans les contextes de profondeurs supérieurs</text:span></text:p>
              <text:p text:style-name="P7"/>
            </text:list-item>
          </text:list>
        </text:list-item>
        <text:list-item>
          <text:p text:style-name="P10"><text:span text:style-name="T5">Ajout </text:span>de <text:span text:style-name="T5">la</text:span> classe Function</text:p>
          <text:list>
            <text:list-item>
              <text:p text:style-name="P10">la première permet de garder en mémoire l’expression sous forme de string</text:p>
              <text:list>
                <text:list-item>
                  <text:p text:style-name="P11">et donc de permettre de construire et d’ajouter les fonctions utilisateurs</text:p>
                </text:list-item>
              </text:list>
            </text:list-item>
            <text:list-item>
              <text:p text:style-name="P10">on donne un vecteur de paramètre<text:span text:style-name="T12">s</text:span> (x,y,z)</text:p>
            </text:list-item>
            <text:list-item>
              <text:p text:style-name="P10"><text:span text:style-name="T12">à</text:span> l’appel on split le bloque de parenthèse<text:span text:style-name="T12">s</text:span> avec ‘,’ et on réinitialise les variables de la mémoire <text:span text:style-name="T5">avec les valeurs des expressions évaluées des paramètres.</text:span></text:p>
            </text:list-item>
            <text:list-item>
              <text:p text:style-name="P17">Le nombre de param<text:span text:style-name="T12">ètres</text:span> est connu <text:span text:style-name="T12">à</text:span> la définition</text:p>
            </text:list-item>
          </text:list>
        </text:list-item>
        <text:list-item>
          <text:p text:style-name="P20"><text:s/><text:span text:style-name="T5">Ajout de</text:span> <text:span text:style-name="T5">la classe </text:span>VariadicFunction <text:span text:style-name="T5">dérivée de la classe Function</text:span></text:p>
          <text:list>
            <text:list-item>
              <text:p text:style-name="P11">elle prend un paramètre spécial ‘...’ </text:p>
            </text:list-item>
            <text:list-item>
              <text:p text:style-name="P11">et on construit dynamiquement l’expression <text:span text:style-name="T12">à</text:span> évaluer en fonction des paramètres donn<text:span text:style-name="T12">és</text:span>, donc calcule des indices de <text:span text:style-name="T8">début</text:span> et de fin des paramètre variables.</text:p>
            </text:list-item>
            <text:list-item>
              <text:p text:style-name="P14">Cela ne permet pas de les définir <text:span text:style-name="T12">à</text:span> l’exécution</text:p>
            </text:list-item>
            <text:list-item>
              <text:p text:style-name="P14">j’ai donc implément<text:span text:style-name="T12">é</text:span> la notion de fonction<text:span text:style-name="T12">s</text:span> récursive<text:span text:style-name="T12">s</text:span></text:p>
            </text:list-item>
            <text:list-item>
              <text:p text:style-name="P14">et <text:span text:style-name="T12">ai</text:span> commenc<text:span text:style-name="T12">é</text:span> <text:span text:style-name="T12">à</text:span> ajouter le mappage de fonction<text:span text:style-name="T12">s</text:span> en tant que paramètre pour construire des fonctions par construction <text:span text:style-name="T9">par exemple (sum(transforme(iseven, 1, 2, 3, 4, …))</text:span></text:p>
            </text:list-item>
            <text:list-item>
              <text:p text:style-name="P17">le nombre de paramètre<text:span text:style-name="T12">s</text:span> est connu à l’évaluation</text:p>
            </text:list-item>
          </text:list>
          <text:p text:style-name="P11"/>
        </text:list-item>
        <text:list-item>
          <text:p text:style-name="P12">Ajout <text:span text:style-name="T6">de la détection des fonctions récursives et donc j’ai choisi de définir une fonction interne dans la mémoire de la fonction récursive pour ‘kill’ la récursivité et donner la valeur terminale</text:span></text:p>
          <text:list>
            <text:list-item>
              <text:p text:style-name="P13">il faut donc trouver une fonction mathématique qui donne <text:span text:style-name="T12">à</text:span> la fois la valeur de retour et la continuité de l’algorithme donc il a été nécessaire de rajouter les opérations de comparaison<text:span text:style-name="T12">s</text:span> par exemple <text:span text:style-name="T7">y</text:span>/(x&lt;1), lorsque x<text:span text:style-name="T7">&gt;=</text:span>1 la valeur est +inf <text:span text:style-name="T7">ce qui permet de continuer et retourne y sinon, le cas où y=0 le résultat vaut -nan et est donc géré en interne pour mapper la valeur 0</text:span></text:p>
              <text:p text:style-name="P13"/>
            </text:list-item>
          </text:list>
        </text:list-item>
        <text:list-item>
          <text:p text:style-name="P15">On a donc plusieurs méthode<text:span text:style-name="T12">s</text:span> de définition de fonction<text:span text:style-name="T12">s</text:span> afin de fournir soit une implémentation performante, <text:span text:style-name="T10">soit une implémentation « runtime »</text:span> </text:p>
        </text:list-item>
      </text:list>
      <text:p text:style-name="P16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Copyright © 2016-2017 Vayssade Jehan-Antoine zlib/libpng License</text:p>
            <text:p text:style-name="P21">this software provide an interface for basic mathematics expression<text:span text:style-name="T12">s</text:span></text:p>
            <text:p text:style-name="P21">you must write your expression in infix <text:span text:style-name="T13">notation</text:span> and the evualuation w<text:span text:style-name="T13">ill be printed</text:span> in the next line.</text:p>
            <text:p text:style-name="P21">otherwise an error is printed with small information about it</text:p>
            <text:p text:style-name="P21">please not<text:span text:style-name="T13">e</text:span> that all evaluated string<text:span text:style-name="T13">s</text:span> ha<text:span text:style-name="T13">ve</text:span> the<text:span text:style-name="T13">ir</text:span> whitespace<text:span text:style-name="T13">s</text:span> removed</text:p>
            <text:p text:style-name="P21"/>
            <text:p text:style-name="P21">-this software in<text:span text:style-name="T13">c</text:span>lude the following math<text:span text:style-name="T13">s</text:span> function<text:span text:style-name="T13">s</text:span>/operator<text:span text:style-name="T13">s</text:span>:</text:p>
            <text:p text:style-name="P21"><text:s text:c="4"/>binary: + - * / ^ &gt;&lt; &lt;&gt; &amp; | % \ &gt;&gt; &lt;&lt; &gt; &lt; :: </text:p>
            <text:p text:style-name="P21"><text:s text:c="4"/>unary: cos sin tan exp log sqrt acos asin atan fact fib ! abs floor ceil round gamma lgamma fint fract ~ </text:p>
            <text:p text:style-name="P21"><text:s text:c="4"/>const: false true zero one pi phi e inf nan </text:p>
            <text:p text:style-name="P21">-you could also add your own <text:span text:style-name="T13">function </text:span>in runtime by the following syntaxe:</text:p>
            <text:p text:style-name="P21"><text:s text:c="4"/>functionName(p1, p2, ...) = expr as like (logb, pow, hypot, lerp)</text:p>
            <text:p text:style-name="P21"><text:s text:c="4"/>recursive function called are now supported make sur<text:span text:style-name="T13">e</text:span> the terminal value <text:span text:style-name="T13">will be</text:span> reach<text:span text:style-name="T13">ed</text:span></text:p>
            <text:p text:style-name="P21"><text:s text:c="4"/>variadic function called are now supporte<text:span text:style-name="T13">d</text:span> (sum, prod, polynome)</text:p>
            <text:p text:style-name="P21">-you can define/erase variable<text:span text:style-name="T13">s</text:span> by the following syntaxe:</text:p>
            <text:p text:style-name="P21"><text:s text:c="4"/>varName = expr</text:p>
            <text:p text:style-name="P21">-you can access the last result by the variable "ans"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monospace" svg:font-family="monospace"/>
    <style:font-face style:name="serif" svg:font-family="serif"/>
    <style:font-face style:name="Serif" svg:font-family="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1:53:48.021591316</meta:creation-date>
    <meta:generator>LibreOffice/5.1.4.2$Linux_X86_64 LibreOffice_project/f99d75f39f1c57ebdd7ffc5f42867c12031db97a</meta:generator>
    <dc:date>2016-11-21T23:19:38.033815554</dc:date>
    <meta:editing-duration>PT4H49M2S</meta:editing-duration>
    <meta:editing-cycles>87</meta:editing-cycles>
    <meta:document-statistic meta:table-count="1" meta:image-count="0" meta:object-count="0" meta:page-count="3" meta:paragraph-count="53" meta:word-count="693" meta:character-count="4031" meta:non-whitespace-character-count="3382"/>
  </office:meta>
</office:document-meta>
</file>